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rsid="001ac946" officeooo:paragraph-rsid="001ac946"/>
    </style:style>
    <style:style style:name="P2" style:family="paragraph" style:parent-style-name="Standard">
      <style:text-properties officeooo:rsid="001b9f99" officeooo:paragraph-rsid="001b9f99"/>
    </style:style>
    <style:style style:name="P3" style:family="paragraph" style:parent-style-name="Standard">
      <style:text-properties officeooo:rsid="001d3f37" officeooo:paragraph-rsid="001d3f37"/>
    </style:style>
    <style:style style:name="P4" style:family="paragraph" style:parent-style-name="Standard">
      <style:text-properties officeooo:rsid="001efd1c" officeooo:paragraph-rsid="001efd1c"/>
    </style:style>
    <style:style style:name="P5" style:family="paragraph" style:parent-style-name="Standard">
      <style:text-properties officeooo:rsid="0020627b" officeooo:paragraph-rsid="0020627b"/>
    </style:style>
    <style:style style:name="P6" style:family="paragraph" style:parent-style-name="Standard">
      <style:text-properties officeooo:rsid="0021b08d" officeooo:paragraph-rsid="0021b08d"/>
    </style:style>
    <style:style style:name="P7" style:family="paragraph" style:parent-style-name="Standard">
      <style:text-properties officeooo:rsid="00225fe9" officeooo:paragraph-rsid="00225fe9"/>
    </style:style>
    <style:style style:name="P8" style:family="paragraph" style:parent-style-name="Standard">
      <style:text-properties officeooo:rsid="0023096e" officeooo:paragraph-rsid="002309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ISAN　職人</text:p>
      <text:p text:style-name="P1">Gain a card to your hand costing up to ⑤. Put a card from your hand onto your deck</text:p>
      <text:p text:style-name="P1">コストが0～5までのカードを一枚手札に加えられる。その後、手札から山札の上に一枚置く。</text:p>
      <text:p text:style-name="P1"/>
      <text:p text:style-name="P1">BANDIT　強盗</text:p>
      <text:p text:style-name="P1">Gain a Gold. Each other player reveals the top 2 cards of their deck, trashes a revealed Treasure other than Copper, and discards the rest.</text:p>
      <text:p text:style-name="P1">金貨を一枚獲得する。他のプレイヤーはそれぞれ山札の上から2枚カードを見せ、銀貨または金貨があった場合一枚を墓地に捨て、ほかのカードは捨て札に置く。</text:p>
      <text:p text:style-name="P1"/>
      <text:p text:style-name="P2">BUREAUCRAT　官僚</text:p>
      <text:p text:style-name="P3">Gain a Silver onto your deck. Each other player reveals a Victory card from their hand and puts it onto their deck (or reveals a hand with no Victory cards.)</text:p>
      <text:p text:style-name="P3">銀貨を獲得し、山札の上に乗せる。他のプレイヤーはそれぞれ手札から勝利点カードを公開してそれを山札の一番上に乗せる。勝利点カードがない場合は手札を公開する。</text:p>
      <text:p text:style-name="P3"/>
      <text:p text:style-name="P3">CELLAR　地下室</text:p>
      <text:p text:style-name="P4">+1 Action</text:p>
      <text:p text:style-name="P4">Discard any number of cards, then draw that many.</text:p>
      <text:p text:style-name="P4">好きな数だけ手札から捨て札に捨てて、その数だけ山札から獲得する。</text:p>
      <text:p text:style-name="P4"/>
      <text:p text:style-name="P4">CHAPEL　礼拝堂</text:p>
      <text:p text:style-name="P5">Trash up to 4 cards from your hand.</text:p>
      <text:p text:style-name="P5">あなたの手札から4枚まで廃棄することができる。</text:p>
      <text:p text:style-name="P5"/>
      <text:p text:style-name="P5">COUNCIL ROOM　議会</text:p>
      <text:p text:style-name="P5">+4 Cards +1 buy</text:p>
      <text:p text:style-name="P5">Each other player draws a card.</text:p>
      <text:p text:style-name="P5">それぞれのプレイヤーは一枚ドローする</text:p>
      <text:p text:style-name="P5"/>
      <text:p text:style-name="P5">FESTIVAL　祭り</text:p>
      <text:p text:style-name="P5">+2 Actions +1 Buy +②</text:p>
      <text:p text:style-name="P5"/>
      <text:p text:style-name="P5">GARDENS　庭園</text:p>
      <text:p text:style-name="P5">Worth 1victory point per 10 cards you have.</text:p>
      <text:p text:style-name="P6">カード一枚につき勝利点1点を獲得できる。</text:p>
      <text:p text:style-name="P6"/>
      <text:p text:style-name="P6">HARBINGER　先駆者</text:p>
      <text:p text:style-name="P6">+1 Card +1 Action</text:p>
      <text:p text:style-name="P6">Look through your discard pile. You may put a card from it onto your deck</text:p>
      <text:p text:style-name="P6">あなたは捨て札の中の一枚を山札の上においてよもよい。</text:p>
      <text:p text:style-name="P6"/>
      <text:p text:style-name="P6">LABORATORY　研究室</text:p>
      <text:p text:style-name="P6">+2 Card +1 Action</text:p>
      <text:p text:style-name="P6"/>
      <text:p text:style-name="P6">LIBRARY　書庫</text:p>
      <text:p text:style-name="P6">Draw until you have 7 cards in hand, skipping any Action cards you choose to; set those aside, discarding them afterwards.</text:p>
      <text:p text:style-name="P6">あなたの手札が7枚になるまでカードを引く。この方法で引いたアクションカードをわきに置いてもよい。わきに置いたカードは7枚にはカウントされず、このアクションの後、捨て札にする。</text:p>
      <text:p text:style-name="P6"/>
      <text:p text:style-name="P6">MARKET　市場</text:p>
      <text:p text:style-name="P6">+1 Card +1 Action +1 Buy +①</text:p>
      <text:p text:style-name="P6"/>
      <text:p text:style-name="P6"><text:soft-page-break/>MERCHANT　商人</text:p>
      <text:p text:style-name="P7">+1 Card +1 Action</text:p>
      <text:p text:style-name="P7">The first time you play a silver this turn, +1</text:p>
      <text:p text:style-name="P8">このターンにあなたが初めて銀貨をプレイするときに+①</text:p>
      <text:p text:style-name="P8"/>
      <text:p text:style-name="P8">MILITIA　民兵</text:p>
      <text:p text:style-name="P8">+②</text:p>
      <text:p text:style-name="P8">Each other player discards down to 3 cards in hand.</text:p>
      <text:p text:style-name="P8">他のプレイヤーはそれぞれ手札が3枚になるまで捨て札に捨てる</text:p>
      <text:p text:style-name="P8"/>
      <text:p text:style-name="P8">MINE　鉱山</text:p>
      <text:p text:style-name="P8">You may trash a Treasure from your hand. Gain a Treasure to your hand costing up to ③ more than it.</text:p>
      <text:p text:style-name="P8">あなたは財宝カードを一枚廃棄できる。そのときコストが3高い財宝カードを手札に獲得できる。</text:p>
      <text:p text:style-name="P8"/>
      <text:p text:style-name="P8">MOAT　堀</text:p>
      <text:p text:style-name="P8">+2 cards </text:p>
      <text:p text:style-name="P8">When another player plays an Attack card, you may first reveal this from your hand, to be unaffected by it.</text:p>
      <text:p text:style-name="P8">他のプレイヤー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7:02:12.058000000</meta:creation-date>
    <dc:date>2017-10-02T22:10:00.359000000</dc:date>
    <meta:editing-duration>PT3H27M12S</meta:editing-duration>
    <meta:editing-cycles>1</meta:editing-cycles>
    <meta:document-statistic meta:table-count="0" meta:image-count="0" meta:object-count="0" meta:page-count="2" meta:paragraph-count="51" meta:word-count="796" meta:character-count="1841" meta:non-whitespace-character-count="1610"/>
    <meta:generator>LibreOffice/5.3.2.2$Windows_x86 LibreOffice_project/6cd4f1ef626f15116896b1d8e1398b56da0d0ee1</meta:generator>
  </office:meta>
</office:document-meta>
</file>